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vé_20_přílohy">
      <style:paragraph-properties fo:margin-left="0mm" fo:margin-right="0mm" fo:text-indent="0m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<text:soft-page-break/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<text:span text:style-name="T1">IAH-</text:span><text:span text:style-name="T1">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oft-page-break/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<text:soft-page-break/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<text:soft-page-break/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<text:soft-page-break/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<text:soft-page-break/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Dokumentace formátu warc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><text:soft-page-break/></text:p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pan text:style-name="T1">arc2warc_jhove2.py</text:span>. Aby správně fungoval, je potřeba mít nainstalován ná<text:span text:style-name="T2">stroj Jpype (příloha AI) a umístit soubor do kořenové složky WARCTOOLS / hanzo (příloha AD).</text:span></text:p>
      <text:h text:style-name="Heading_20_2" text:outline-level="2"><text:span text:style-name="T2">AM. Formát warc – gramatika</text:span></text:h>
      <text:p text:style-name="textové_20_přílohy"><text:span text:style-name="T2">Warc-file<text:tab/><text:tab/>=<text:tab/>1*warc-record</text:span></text:p>
      <text:p text:style-name="textové_20_přílohy"><text:span text:style-name="T2">warc-record<text:tab/><text:tab/>=<text:tab/>header CRLF</text:span></text:p>
      <text:p text:style-name="textové_20_přílohy"><text:span text:style-name="T2"><text:tab/><text:tab/><text:tab/><text:tab/>block CRLF CRLF</text:span></text:p>
      <text:p text:style-name="textové_20_přílohy"><text:span text:style-name="T2">header<text:tab/><text:tab/>=<text:tab/>version warc-fields</text:span></text:p>
      <text:p text:style-name="textové_20_přílohy"><text:span text:style-name="T2">version<text:tab/><text:tab/>=<text:tab/>"WARC/0.18" CRLF</text:span></text:p>
      <text:p text:style-name="textové_20_přílohy"><text:span text:style-name="T2">warc-fields<text:tab/><text:tab/>=<text:tab/>*named-field CRLF</text:span></text:p>
      <text:p text:style-name="textové_20_přílohy"><text:span text:style-name="T2">block<text:tab/><text:tab/><text:tab/>= <text:tab/>* OCTET</text:span></text:p>
      <text:h text:style-name="Heading_20_2" text:outline-level="2"><text:span text:style-name="T2">AN – Formát warc – seznam definovaných polí</text:span></text:h>
      <text:p text:style-name="textové_20_přílohy"><text:span text:style-name="T2">WARC-Type</text:span></text:p>
      <text:p text:style-name="textové_20_přílohy"><text:span text:style-name="T2">WARC-Record-ID</text:span></text:p>
      <text:p text:style-name="textové_20_přílohy"><text:span text:style-name="T2">WARC-Date</text:span></text:p>
      <text:p text:style-name="textové_20_přílohy"><text:span text:style-name="T2">Content-Length</text:span></text:p>
      <text:p text:style-name="textové_20_přílohy"><text:span text:style-name="T2">Content-Type</text:span></text:p>
      <text:p text:style-name="textové_20_přílohy"><text:span text:style-name="T2">WARC-Concurrent-To</text:span></text:p>
      <text:p text:style-name="textové_20_přílohy"><text:span text:style-name="T2">WARC-Block-Digest</text:span></text:p>
      <text:p text:style-name="textové_20_přílohy"><text:span text:style-name="T2">WARC-Payload-Digest</text:span></text:p>
      <text:p text:style-name="textové_20_přílohy"><text:span text:style-name="T2">WARC-IP-Address</text:span></text:p>
      <text:p text:style-name="textové_20_přílohy"><text:span text:style-name="T2">WARC-Refers-To</text:span></text:p>
      <text:p text:style-name="textové_20_přílohy"><text:span text:style-name="T2">WARC-Target-URI</text:span></text:p>
      <text:p text:style-name="textové_20_přílohy"><text:span text:style-name="T2">WARC-Truncated</text:span></text:p>
      <text:p text:style-name="textové_20_přílohy"><text:span text:style-name="T2">WARC-Warcinfo-ID</text:span></text:p>
      <text:p text:style-name="textové_20_přílohy"><text:span text:style-name="T2">WARC-Filename</text:span></text:p>
      <text:p text:style-name="textové_20_přílohy"><text:span text:style-name="T2">WARC-Profile</text:span></text:p>
      <text:p text:style-name="textové_20_přílohy"><text:span text:style-name="T2">WARC-Identified-Payload-Type</text:span></text:p>
      <text:p text:style-name="textové_20_přílohy"><text:span text:style-name="T2">WARC-Segment-Origin-ID</text:span></text:p>
      <text:p text:style-name="textové_20_přílohy"><text:span text:style-name="T2">WARC-Segment-Number</text:span></text:p>
      <text:p text:style-name="textové_20_přílohy"><text:span text:style-name="T2">WARC-Segment-Total-Length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4T00:06:12</dc:date>
    <dc:creator>Martin Prokop</dc:creator>
    <meta:editing-duration>P4DT10H18M28S</meta:editing-duration>
    <meta:editing-cycles>2327</meta:editing-cycles>
    <meta:document-statistic meta:table-count="0" meta:image-count="0" meta:object-count="0" meta:page-count="8" meta:paragraph-count="240" meta:word-count="1323" meta:character-count="12616" meta:non-whitespace-character-count="11362"/>
  </office:meta>
</office:document-meta>
</file>